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is_space_object</text:p>
          </table:table-cell>
          <table:table-cell office:value-type="string">
            <text:p>ftl</text:p>
          </table:table-cell>
          <table:table-cell office:value-type="string">
            <text:p>max_speed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acceleration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cost</text:p>
          </table:table-cell>
          <table:table-cell office:value-type="string">
            <text:p>collision_radius</text:p>
          </table:table-cell>
          <table:table-cell office:value-type="string">
            <text:p>pre_communications_nam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>ship_armor_ad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clou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15</text:p>
          </table:table-cell>
          <table:table-cell office:value-type="string">
            <text:p>200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6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amoeba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2.4</text:p>
          </table:table-cell>
          <table:table-cell office:value-type="string">
            <text:p>0.03</text:p>
          </table:table-cell>
          <table:table-cell office:value-type="string">
            <text:p>2.0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3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"NO_COMMUNICATIONS_AMOEBA"</text:p>
          </table:table-cell>
        </table:table-row>
        <table:table-row>
          <table:table-cell office:value-type="string">
            <text:p>space_amoeba_mo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9</text:p>
          </table:table-cell>
          <table:table-cell office:value-type="string">
            <text:p>0.1</text:p>
          </table:table-cell>
          <table:table-cell office:value-type="string">
            <text:p>1.0</text:p>
          </table:table-cell>
          <table:table-cell office:value-type="string">
            <text:p>0.02</text:p>
          </table:table-cell>
          <table:table-cell office:value-type="string">
            <text:p>1.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string">
            <text:p>2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5.0</text:p>
          </table:table-cell>
          <table:table-cell office:value-type="string">
            <text:p>"NO_COMMUNICATIONS_AMOEBA"</text:p>
          </table:table-cell>
        </table:table-row>
        <table:table-row>
          <table:table-cell office:value-type="string">
            <text:p>space_whale_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4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4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whale_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4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400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whale_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2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150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ce_whale_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2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800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ient_mining_dron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warp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ient_corvet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warp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4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ient_destroyer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warp</text:p>
          </table:table-cell>
          <table:table-cell office:value-type="string">
            <text:p>6</text:p>
          </table:table-cell>
          <table:table-cell office:value-type="string">
            <text:p>0.3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1.0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